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89mm"/>
    </style:style>
    <style:style style:name="co2" style:family="table-column">
      <style:table-column-properties fo:break-before="auto" style:column-width="15.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5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s" table:style-name="ta1">
        <table:shapes>
          <draw:frame draw:z-index="0" draw:style-name="gr1" draw:text-style-name="P1" svg:width="159.99mm" svg:height="89.99mm" svg:x="105.85mm" svg:y="13.22mm">
            <loext:p draw:notify-on-update-of-ranges="results.A1:results.A100 results.C1:results.C1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,20104</text:p>
          </table:table-cell>
          <table:table-cell office:value-type="float" office:value="2.9507" calcext:value-type="float">
            <text:p>2,950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,21317</text:p>
          </table:table-cell>
          <table:table-cell office:value-type="float" office:value="2.63615" calcext:value-type="float">
            <text:p>2,636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,21540</text:p>
          </table:table-cell>
          <table:table-cell office:value-type="float" office:value="2.61388" calcext:value-type="float">
            <text:p>2,613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,21530</text:p>
          </table:table-cell>
          <table:table-cell office:value-type="float" office:value="2.59975" calcext:value-type="float">
            <text:p>2,599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,21797</text:p>
          </table:table-cell>
          <table:table-cell office:value-type="float" office:value="2.59829" calcext:value-type="float">
            <text:p>2,598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,21724</text:p>
          </table:table-cell>
          <table:table-cell office:value-type="float" office:value="2.59732" calcext:value-type="float">
            <text:p>2,597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,22300</text:p>
          </table:table-cell>
          <table:table-cell office:value-type="float" office:value="2.57629" calcext:value-type="float">
            <text:p>2,576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,21977</text:p>
          </table:table-cell>
          <table:table-cell office:value-type="float" office:value="2.57619" calcext:value-type="float">
            <text:p>2,576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,22193</text:p>
          </table:table-cell>
          <table:table-cell office:value-type="float" office:value="2.58098" calcext:value-type="float">
            <text:p>2,580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,22928</text:p>
          </table:table-cell>
          <table:table-cell office:value-type="float" office:value="2.56431" calcext:value-type="float">
            <text:p>2,564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,22142</text:p>
          </table:table-cell>
          <table:table-cell office:value-type="float" office:value="2.56325" calcext:value-type="float">
            <text:p>2,563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,22201</text:p>
          </table:table-cell>
          <table:table-cell office:value-type="float" office:value="2.56825" calcext:value-type="float">
            <text:p>2,568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,23248</text:p>
          </table:table-cell>
          <table:table-cell office:value-type="float" office:value="2.55541" calcext:value-type="float">
            <text:p>2,555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,23499</text:p>
          </table:table-cell>
          <table:table-cell office:value-type="float" office:value="2.55143" calcext:value-type="float">
            <text:p>2,551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,22805</text:p>
          </table:table-cell>
          <table:table-cell office:value-type="float" office:value="2.55883" calcext:value-type="float">
            <text:p>2,558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,23383</text:p>
          </table:table-cell>
          <table:table-cell office:value-type="float" office:value="2.54636" calcext:value-type="float">
            <text:p>2,546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,23935</text:p>
          </table:table-cell>
          <table:table-cell office:value-type="float" office:value="2.54377" calcext:value-type="float">
            <text:p>2,5437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,22847</text:p>
          </table:table-cell>
          <table:table-cell office:value-type="float" office:value="2.55209" calcext:value-type="float">
            <text:p>2,5520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,23487</text:p>
          </table:table-cell>
          <table:table-cell office:value-type="float" office:value="2.54285" calcext:value-type="float">
            <text:p>2,542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,24058</text:p>
          </table:table-cell>
          <table:table-cell office:value-type="float" office:value="2.54177" calcext:value-type="float">
            <text:p>2,5417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,23245</text:p>
          </table:table-cell>
          <table:table-cell office:value-type="float" office:value="2.54221" calcext:value-type="float">
            <text:p>2,542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,23727</text:p>
          </table:table-cell>
          <table:table-cell office:value-type="float" office:value="2.53957" calcext:value-type="float">
            <text:p>2,5395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,23915</text:p>
          </table:table-cell>
          <table:table-cell office:value-type="float" office:value="2.53749" calcext:value-type="float">
            <text:p>2,5374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,23861</text:p>
          </table:table-cell>
          <table:table-cell office:value-type="float" office:value="2.53485" calcext:value-type="float">
            <text:p>2,5348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,24157</text:p>
          </table:table-cell>
          <table:table-cell office:value-type="float" office:value="2.53491" calcext:value-type="float">
            <text:p>2,5349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0,24039</text:p>
          </table:table-cell>
          <table:table-cell office:value-type="float" office:value="2.5343" calcext:value-type="float">
            <text:p>2,5343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0,24114</text:p>
          </table:table-cell>
          <table:table-cell office:value-type="float" office:value="2.53273" calcext:value-type="float">
            <text:p>2,5327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0,24137</text:p>
          </table:table-cell>
          <table:table-cell office:value-type="float" office:value="2.53307" calcext:value-type="float">
            <text:p>2,5330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0,23556</text:p>
          </table:table-cell>
          <table:table-cell office:value-type="float" office:value="2.53564" calcext:value-type="float">
            <text:p>2,5356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,24094</text:p>
          </table:table-cell>
          <table:table-cell office:value-type="float" office:value="2.53163" calcext:value-type="float">
            <text:p>2,5316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0,24246</text:p>
          </table:table-cell>
          <table:table-cell office:value-type="float" office:value="2.52881" calcext:value-type="float">
            <text:p>2,5288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,23869</text:p>
          </table:table-cell>
          <table:table-cell office:value-type="float" office:value="2.53011" calcext:value-type="float">
            <text:p>2,5301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,24197</text:p>
          </table:table-cell>
          <table:table-cell office:value-type="float" office:value="2.52976" calcext:value-type="float">
            <text:p>2,5297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,24221</text:p>
          </table:table-cell>
          <table:table-cell office:value-type="float" office:value="2.52925" calcext:value-type="float">
            <text:p>2,5292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,23862</text:p>
          </table:table-cell>
          <table:table-cell office:value-type="float" office:value="2.53257" calcext:value-type="float">
            <text:p>2,5325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,24165</text:p>
          </table:table-cell>
          <table:table-cell office:value-type="float" office:value="2.52861" calcext:value-type="float">
            <text:p>2,5286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,24341</text:p>
          </table:table-cell>
          <table:table-cell office:value-type="float" office:value="2.52585" calcext:value-type="float">
            <text:p>2,5258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,24207</text:p>
          </table:table-cell>
          <table:table-cell office:value-type="float" office:value="2.52928" calcext:value-type="float">
            <text:p>2,5292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,24292</text:p>
          </table:table-cell>
          <table:table-cell office:value-type="float" office:value="2.52629" calcext:value-type="float">
            <text:p>2,5262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,24330</text:p>
          </table:table-cell>
          <table:table-cell office:value-type="float" office:value="2.52671" calcext:value-type="float">
            <text:p>2,5267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,24423</text:p>
          </table:table-cell>
          <table:table-cell office:value-type="float" office:value="2.52524" calcext:value-type="float">
            <text:p>2,5252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,24082</text:p>
          </table:table-cell>
          <table:table-cell office:value-type="float" office:value="2.52719" calcext:value-type="float">
            <text:p>2,5271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,24382</text:p>
          </table:table-cell>
          <table:table-cell office:value-type="float" office:value="2.52575" calcext:value-type="float">
            <text:p>2,5257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0,24428</text:p>
          </table:table-cell>
          <table:table-cell office:value-type="float" office:value="2.52583" calcext:value-type="float">
            <text:p>2,5258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,24363</text:p>
          </table:table-cell>
          <table:table-cell office:value-type="float" office:value="2.52661" calcext:value-type="float">
            <text:p>2,5266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0,24428</text:p>
          </table:table-cell>
          <table:table-cell office:value-type="float" office:value="2.52446" calcext:value-type="float">
            <text:p>2,524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0,24488</text:p>
          </table:table-cell>
          <table:table-cell office:value-type="float" office:value="2.52445" calcext:value-type="float">
            <text:p>2,5244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,24391</text:p>
          </table:table-cell>
          <table:table-cell office:value-type="float" office:value="2.52257" calcext:value-type="float">
            <text:p>2,5225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,24353</text:p>
          </table:table-cell>
          <table:table-cell office:value-type="float" office:value="2.52621" calcext:value-type="float">
            <text:p>2,5262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,24615</text:p>
          </table:table-cell>
          <table:table-cell office:value-type="float" office:value="2.52304" calcext:value-type="float">
            <text:p>2,5230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,24450</text:p>
          </table:table-cell>
          <table:table-cell office:value-type="float" office:value="2.52404" calcext:value-type="float">
            <text:p>2,5240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0,24346</text:p>
          </table:table-cell>
          <table:table-cell office:value-type="float" office:value="2.52435" calcext:value-type="float">
            <text:p>2,5243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0,24506</text:p>
          </table:table-cell>
          <table:table-cell office:value-type="float" office:value="2.52173" calcext:value-type="float">
            <text:p>2,5217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,24494</text:p>
          </table:table-cell>
          <table:table-cell office:value-type="float" office:value="2.52384" calcext:value-type="float">
            <text:p>2,5238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0,24597</text:p>
          </table:table-cell>
          <table:table-cell office:value-type="float" office:value="2.52212" calcext:value-type="float">
            <text:p>2,5221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,24516</text:p>
          </table:table-cell>
          <table:table-cell office:value-type="float" office:value="2.52314" calcext:value-type="float">
            <text:p>2,5231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,24601</text:p>
          </table:table-cell>
          <table:table-cell office:value-type="float" office:value="2.52231" calcext:value-type="float">
            <text:p>2,5223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0,24480</text:p>
          </table:table-cell>
          <table:table-cell office:value-type="float" office:value="2.52077" calcext:value-type="float">
            <text:p>2,5207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0,24465</text:p>
          </table:table-cell>
          <table:table-cell office:value-type="float" office:value="2.52423" calcext:value-type="float">
            <text:p>2,5242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,24461</text:p>
          </table:table-cell>
          <table:table-cell office:value-type="float" office:value="2.52328" calcext:value-type="float">
            <text:p>2,5232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,24636</text:p>
          </table:table-cell>
          <table:table-cell office:value-type="float" office:value="2.52092" calcext:value-type="float">
            <text:p>2,5209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0,24418</text:p>
          </table:table-cell>
          <table:table-cell office:value-type="float" office:value="2.52361" calcext:value-type="float">
            <text:p>2,5236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0,24521</text:p>
          </table:table-cell>
          <table:table-cell office:value-type="float" office:value="2.52146" calcext:value-type="float">
            <text:p>2,5214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,24454</text:p>
          </table:table-cell>
          <table:table-cell office:value-type="float" office:value="2.52208" calcext:value-type="float">
            <text:p>2,5220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,24419</text:p>
          </table:table-cell>
          <table:table-cell office:value-type="float" office:value="2.52322" calcext:value-type="float">
            <text:p>2,5232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,24673</text:p>
          </table:table-cell>
          <table:table-cell office:value-type="float" office:value="2.51973" calcext:value-type="float">
            <text:p>2,5197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,24513</text:p>
          </table:table-cell>
          <table:table-cell office:value-type="float" office:value="2.52009" calcext:value-type="float">
            <text:p>2,5200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,24479</text:p>
          </table:table-cell>
          <table:table-cell office:value-type="float" office:value="2.52252" calcext:value-type="float">
            <text:p>2,5225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,24638</text:p>
          </table:table-cell>
          <table:table-cell office:value-type="float" office:value="2.52086" calcext:value-type="float">
            <text:p>2,5208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,24490</text:p>
          </table:table-cell>
          <table:table-cell office:value-type="float" office:value="2.5205" calcext:value-type="float">
            <text:p>2,5205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,24745</text:p>
          </table:table-cell>
          <table:table-cell office:value-type="float" office:value="2.51982" calcext:value-type="float">
            <text:p>2,5198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0,24472</text:p>
          </table:table-cell>
          <table:table-cell office:value-type="float" office:value="2.51871" calcext:value-type="float">
            <text:p>2,5187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,24558</text:p>
          </table:table-cell>
          <table:table-cell office:value-type="float" office:value="2.5204" calcext:value-type="float">
            <text:p>2,5204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0,24614</text:p>
          </table:table-cell>
          <table:table-cell office:value-type="float" office:value="2.51944" calcext:value-type="float">
            <text:p>2,5194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0,24673</text:p>
          </table:table-cell>
          <table:table-cell office:value-type="float" office:value="2.51998" calcext:value-type="float">
            <text:p>2,5199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0,24679</text:p>
          </table:table-cell>
          <table:table-cell office:value-type="float" office:value="2.51982" calcext:value-type="float">
            <text:p>2,5198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0,24709</text:p>
          </table:table-cell>
          <table:table-cell office:value-type="float" office:value="2.51878" calcext:value-type="float">
            <text:p>2,5187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0,24591</text:p>
          </table:table-cell>
          <table:table-cell office:value-type="float" office:value="2.5202" calcext:value-type="float">
            <text:p>2,5202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0,24608</text:p>
          </table:table-cell>
          <table:table-cell office:value-type="float" office:value="2.52008" calcext:value-type="float">
            <text:p>2,5200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,24653</text:p>
          </table:table-cell>
          <table:table-cell office:value-type="float" office:value="2.5184" calcext:value-type="float">
            <text:p>2,5184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,24561</text:p>
          </table:table-cell>
          <table:table-cell office:value-type="float" office:value="2.51898" calcext:value-type="float">
            <text:p>2,5189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,24698</text:p>
          </table:table-cell>
          <table:table-cell office:value-type="float" office:value="2.51856" calcext:value-type="float">
            <text:p>2,5185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,24713</text:p>
          </table:table-cell>
          <table:table-cell office:value-type="float" office:value="2.51975" calcext:value-type="float">
            <text:p>2,5197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0,24619</text:p>
          </table:table-cell>
          <table:table-cell office:value-type="float" office:value="2.51958" calcext:value-type="float">
            <text:p>2,5195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0,24759</text:p>
          </table:table-cell>
          <table:table-cell office:value-type="float" office:value="2.51768" calcext:value-type="float">
            <text:p>2,5176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0,24679</text:p>
          </table:table-cell>
          <table:table-cell office:value-type="float" office:value="2.51878" calcext:value-type="float">
            <text:p>2,5187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0,24705</text:p>
          </table:table-cell>
          <table:table-cell office:value-type="float" office:value="2.52051" calcext:value-type="float">
            <text:p>2,5205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0,24591</text:p>
          </table:table-cell>
          <table:table-cell office:value-type="float" office:value="2.51894" calcext:value-type="float">
            <text:p>2,5189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0,24607</text:p>
          </table:table-cell>
          <table:table-cell office:value-type="float" office:value="2.5198" calcext:value-type="float">
            <text:p>2,5198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,24474</text:p>
          </table:table-cell>
          <table:table-cell office:value-type="float" office:value="2.51998" calcext:value-type="float">
            <text:p>2,5199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0,24771</text:p>
          </table:table-cell>
          <table:table-cell office:value-type="float" office:value="2.51871" calcext:value-type="float">
            <text:p>2,5187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0,24695</text:p>
          </table:table-cell>
          <table:table-cell office:value-type="float" office:value="2.52155" calcext:value-type="float">
            <text:p>2,5215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0,24591</text:p>
          </table:table-cell>
          <table:table-cell office:value-type="float" office:value="2.51819" calcext:value-type="float">
            <text:p>2,5181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0,24514</text:p>
          </table:table-cell>
          <table:table-cell office:value-type="float" office:value="2.51987" calcext:value-type="float">
            <text:p>2,5198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0,24665</text:p>
          </table:table-cell>
          <table:table-cell office:value-type="float" office:value="2.51777" calcext:value-type="float">
            <text:p>2,5177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,24590</text:p>
          </table:table-cell>
          <table:table-cell office:value-type="float" office:value="2.51864" calcext:value-type="float">
            <text:p>2,5186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,24695</text:p>
          </table:table-cell>
          <table:table-cell office:value-type="float" office:value="2.51888" calcext:value-type="float">
            <text:p>2,5188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0,24603</text:p>
          </table:table-cell>
          <table:table-cell office:value-type="float" office:value="2.52039" calcext:value-type="float">
            <text:p>2,5203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,24858</text:p>
          </table:table-cell>
          <table:table-cell office:value-type="float" office:value="2.51667" calcext:value-type="float">
            <text:p>2,516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,24892</text:p>
          </table:table-cell>
          <table:table-cell office:value-type="float" office:value="2.51709" calcext:value-type="float">
            <text:p>2,51709</text:p>
          </table:table-cell>
        </table:table-row>
        <table:table-row table:style-name="ro1" table:number-rows-repeated="104847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5">
      <number:number number:decimal-places="5" loext:min-decimal-places="5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7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07T19:52:32.171000000</dc:date>
    <meta:editing-duration>PT15M47S</meta:editing-duration>
    <meta:editing-cycles>1</meta:editing-cycles>
    <meta:document-statistic meta:table-count="1" meta:cell-count="300" meta:object-count="1"/>
    <meta:generator>LibreOffice/5.0.1.2$Windows_x86 LibreOffice_project/81898c9f5c0d43f3473ba111d7b351050be2026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5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5">
      <style:chart-properties chart:display-label="true" chart:logarithmic="false" chart:minimum="2.4" chart:maximum="3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5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68cm" svg:y="4.201cm" style:legend-expansion="high" chart:style-name="ch2"/>
        <chart:plot-area chart:style-name="ch3" table:cell-range-address="results.A1:results.A100 results.C1:results.C100" svg:x="0.32cm" svg:y="0.18cm" svg:width="12.428cm" svg:height="8.64cm">
          <chartooo:coordinate-region svg:x="1.788cm" svg:y="0.379cm" svg:width="10.68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sults.C1:results.C100" chart:class="chart:scatter">
            <chart:domain table:cell-range-address="results.A1:results.A100"/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Colon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results.A1:results.A100</svg:desc>
                </draw:g>
              </table:table-cell>
              <table:table-cell office:value-type="float" office:value="2.9507">
                <text:p>2.9507</text:p>
                <draw:g>
                  <svg:desc>results.C1:results.C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63615">
                <text:p>2.636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61388">
                <text:p>2.613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59975">
                <text:p>2.599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.59829">
                <text:p>2.598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.59732">
                <text:p>2.597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.57629">
                <text:p>2.576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.57619">
                <text:p>2.576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.58098">
                <text:p>2.580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.56431">
                <text:p>2.564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.56325">
                <text:p>2.563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.56825">
                <text:p>2.568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.55541">
                <text:p>2.555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.55143">
                <text:p>2.551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.55883">
                <text:p>2.558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.54636">
                <text:p>2.546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.54377">
                <text:p>2.543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.55209">
                <text:p>2.552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.54285">
                <text:p>2.542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.54177">
                <text:p>2.541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.54221">
                <text:p>2.542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.53957">
                <text:p>2.539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.53749">
                <text:p>2.537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.53485">
                <text:p>2.534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.53491">
                <text:p>2.534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.5343">
                <text:p>2.53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.53273">
                <text:p>2.532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.53307">
                <text:p>2.533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.53564">
                <text:p>2.535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.53163">
                <text:p>2.531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.52881">
                <text:p>2.528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.53011">
                <text:p>2.530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.52976">
                <text:p>2.529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.52925">
                <text:p>2.529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.53257">
                <text:p>2.532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.52861">
                <text:p>2.528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.52585">
                <text:p>2.525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.52928">
                <text:p>2.529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2.52629">
                <text:p>2.526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.52671">
                <text:p>2.526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2.52524">
                <text:p>2.525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.52719">
                <text:p>2.527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.52575">
                <text:p>2.525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.52583">
                <text:p>2.525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.52661">
                <text:p>2.526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.52446">
                <text:p>2.524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.52445">
                <text:p>2.524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2.52257">
                <text:p>2.522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.52621">
                <text:p>2.526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.52304">
                <text:p>2.523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.52404">
                <text:p>2.524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.52435">
                <text:p>2.524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2.52173">
                <text:p>2.521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.52384">
                <text:p>2.523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.52212">
                <text:p>2.522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2.52314">
                <text:p>2.523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2.52231">
                <text:p>2.522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2.52077">
                <text:p>2.5207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.52423">
                <text:p>2.524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.52328">
                <text:p>2.523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.52092">
                <text:p>2.520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.52361">
                <text:p>2.523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2.52146">
                <text:p>2.521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.52208">
                <text:p>2.522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2.52322">
                <text:p>2.5232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2.51973">
                <text:p>2.519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2.52009">
                <text:p>2.520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2.52252">
                <text:p>2.522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2.52086">
                <text:p>2.5208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2.5205">
                <text:p>2.52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2.51982">
                <text:p>2.5198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2.51871">
                <text:p>2.518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2.5204">
                <text:p>2.52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2.51944">
                <text:p>2.519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2.51998">
                <text:p>2.519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2.51982">
                <text:p>2.519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2.51878">
                <text:p>2.518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2.5202">
                <text:p>2.52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2.52008">
                <text:p>2.520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2.5184">
                <text:p>2.51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2.51898">
                <text:p>2.518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2.51856">
                <text:p>2.518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2.51975">
                <text:p>2.519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2.51958">
                <text:p>2.519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2.51768">
                <text:p>2.517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2.51878">
                <text:p>2.518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2.52051">
                <text:p>2.5205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2.51894">
                <text:p>2.5189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2.5198">
                <text:p>2.519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.51998">
                <text:p>2.519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2.51871">
                <text:p>2.5187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2.52155">
                <text:p>2.521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2.51819">
                <text:p>2.518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2.51987">
                <text:p>2.5198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2.51777">
                <text:p>2.517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2.51864">
                <text:p>2.518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2.51888">
                <text:p>2.5188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2.52039">
                <text:p>2.520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2.51667">
                <text:p>2.516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.51709">
                <text:p>2.517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 LibreOffice_project/81898c9f5c0d43f3473ba111d7b351050be2026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